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style:font-name="Frutiger Light Condensed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style:font-name="Frutiger Light Condensed"/>
    </style:style>
    <style:style style:name="P7" style:family="paragraph">
      <style:text-properties style:font-name="Frutiger Light Condensed"/>
    </style:style>
    <style:style style:name="P8" style:family="paragraph">
      <style:paragraph-properties fo:text-align="start" style:writing-mode="lr-tb"/>
      <style:text-properties style:font-name="Frutiger Light Condensed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style:font-name="Frutiger Light Condens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/>
    </style:style>
    <style:style style:name="T4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Transform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<text:span text:style-name="T1">3D scene lives in a coordinate system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When it comes to defining shape, location, orientation and other properties of 3D scene elements we relay on using <text:span text:style-name="T2">points and vectors.</text:span></text:p>
              </text:list-item>
              <text:list-item>
                <text:p text:style-name="P3">Points and vectors are represented with <text:span text:style-name="T2">three coordinates: (x,y,z)</text:span></text:p>
              </text:list-item>
              <text:list-item>
                <text:p text:style-name="P3">These values <text:s/>are meaningless without a <text:span text:style-name="T2">coordinate system</text:span> that defines origin of the space and gives three linearly independent vectors that define x,y and z axis of a space.</text:p>
              </text:list-item>
              <text:list-item>
                <text:p text:style-name="P3">Origin and three vectors define a <text:span text:style-name="T2">frame</text:span> which defines coordinate systems.</text:p>
              </text:list-item>
              <text:list-item>
                <text:p text:style-name="P3"><text:span text:style-name="T3">&lt;IMAGE: 3D COORDINATE SYSTEM, POINTS, VECTORS, OBJECTS&gt;</text:span></text:p>
                <text:list>
                  <text:list-item>
                    <text:p text:style-name="P3"><text:span text:style-name="T3">Point or vector in 3D space depend on its relationship to the frame – point can have same absolute position in space but its coordinates depend on fr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3D scene requires a standard fra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te that coordinate system is defined with origin and three vectors.</text:p>
              </text:list-item>
              <text:list-item>
                <text:p>But point and vectors depend on coordinate system!</text:p>
              </text:list-item>
              <text:list-item>
                <text:p>Therefore, we define <text:span text:style-name="T2">world space</text:span> – a standard frame – with origin (0,0,0) and vectors (1,0,0), (0,1,0) and (0,0,1).</text:p>
              </text:list-item>
              <text:list-item>
                <text:p>All other frames will be defined with respect to this world coordinate syst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Note: coordinate system handednes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Axis of x,z and z vectors defining coordinate system can face in one of two directions.</text:p>
              </text:list-item>
              <text:list-item>
                <text:p text:style-name="P7">Left coordinate system</text:p>
              </text:list-item>
              <text:list-item>
                <text:p text:style-name="P7">Right coordinate system</text:p>
              </text:list-item>
              <text:list-item>
                <text:p text:style-name="P7"><text:span text:style-name="T3">&lt;IMAGES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5.199cm" svg:height="3.863cm" svg:x="1.4cm" svg:y="0.011cm" presentation:class="title" presentation:user-transformed="true">
          <draw:text-box>
            <text:p text:style-name="P4"><text:span text:style-name="T1">Elements of 3D scene are described with vectors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ints</text:span></text:p>
              </text:list-item>
              <text:list-item>
                <text:p><text:span text:style-name="T1">Vectors</text:span></text:p>
              </text:list-item>
              <text:list-item>
                <text:p><text:span text:style-name="T1">Normals</text:span></text:p>
              </text:list-item>
              <text:list-item>
                <text:p><text:span text:style-name="T1">Ray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8" draw:layer="layout" svg:width="25.199cm" svg:height="3.863cm" svg:x="1.4cm" svg:y="0.011cm" presentation:class="title" presentation:user-transformed="true">
          <draw:text-box>
            <text:p text:style-name="P4"><text:span text:style-name="T1">Elements of 3D scene are moved using matrix operations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8" draw:layer="layout" svg:width="25.199cm" svg:height="3.863cm" svg:x="1.4cm" svg:y="0.011cm" presentation:class="title" presentation:user-transformed="true">
          <draw:text-box>
            <text:p text:style-name="P4"><text:span text:style-name="T1">Important matrices are transformation matrices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odeling elements, 3D scene and animations relies on transformations</text:span></text:p>
                <text:list>
                  <text:list-item>
                    <text:p><text:span text:style-name="T1">Translation</text:span></text:p>
                  </text:list-item>
                  <text:list-item>
                    <text:p><text:span text:style-name="T1">Rotation</text:span></text:p>
                  </text:list-item>
                  <text:list-item>
                    <text:p><text:span text:style-name="T1">Scale</text:span></text:p>
                  </text:list-item>
                  <text:list-item>
                    <text:p><text:span text:style-name="T1">Look-at notation</text:span></text:p>
                  </text:list-item>
                </text:list>
              </text:list-item>
            </text:list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4">Translation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524cm" svg:y="0.628cm" presentation:class="title" presentation:user-transformed="true">
          <draw:text-box>
            <text:p text:style-name="P4">Scaling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2.629cm" svg:x="1.524cm" svg:y="0.628cm" presentation:class="title" presentation:user-transformed="true">
          <draw:text-box>
            <text:p text:style-name="P4">Rotation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9"><text:span text:style-name="T1">Moving directed objects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Camera movement using look-at not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4">Matrix and coordinate system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Relationship between matrix and coordinate syst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4"><text:span text:style-name="T1">Special care: transformations on normals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4">Other coordinate systems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Literature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36:04.427044821</meta:creation-date>
    <meta:generator>LibreOffice/6.4.7.2$Linux_X86_64 LibreOffice_project/40$Build-2</meta:generator>
    <dc:date>2022-11-30T19:02:48.550683573</dc:date>
    <meta:editing-duration>PT28M14S</meta:editing-duration>
    <meta:editing-cycles>22</meta:editing-cycles>
    <meta:document-statistic meta:object-count="84"/>
  </office:meta>
</office:document-meta>
</file>